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" svg:font-family="Roboto, Arial, sans-serif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060797" officeooo:paragraph-rsid="00060797"/>
    </style:style>
    <style:style style:name="P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1f65f" officeooo:paragraph-rsid="0001f65f"/>
    </style:style>
    <style:style style:name="P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01f65f"/>
    </style:style>
    <style:style style:name="P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4e2d3" officeooo:paragraph-rsid="0004e2d3"/>
    </style:style>
    <style:style style:name="P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4e2d3" officeooo:paragraph-rsid="00060797"/>
    </style:style>
    <style:style style:name="P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4e2d3" officeooo:paragraph-rsid="000652c7"/>
    </style:style>
    <style:style style:name="P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652c7" officeooo:paragraph-rsid="000652c7"/>
    </style:style>
    <style:style style:name="P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0652c7"/>
    </style:style>
    <style:style style:name="P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8f704" officeooo:paragraph-rsid="0008f704"/>
    </style:style>
    <style:style style:name="P1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0ca7cc" officeooo:paragraph-rsid="000ca7cc"/>
    </style:style>
    <style:style style:name="P1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0ca7cc"/>
    </style:style>
    <style:style style:name="P1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171f5" officeooo:paragraph-rsid="001171f5"/>
    </style:style>
    <style:style style:name="P1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1f65f" officeooo:paragraph-rsid="0001f65f"/>
    </style:style>
    <style:style style:name="P1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2b3cf" officeooo:paragraph-rsid="0001f65f"/>
    </style:style>
    <style:style style:name="P1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2b3cf" officeooo:paragraph-rsid="0002b3cf"/>
    </style:style>
    <style:style style:name="P1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4e2d3" officeooo:paragraph-rsid="0004e2d3"/>
    </style:style>
    <style:style style:name="P1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4e2d3" officeooo:paragraph-rsid="00060797"/>
    </style:style>
    <style:style style:name="P1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style:font-name="Consolas1" officeooo:rsid="000652c7" officeooo:paragraph-rsid="000652c7"/>
    </style:style>
    <style:style style:name="P1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3c330" officeooo:paragraph-rsid="0013c330"/>
    </style:style>
    <style:style style:name="P2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13c330"/>
    </style:style>
    <style:style style:name="P2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4f742" officeooo:paragraph-rsid="0014f742"/>
    </style:style>
    <style:style style:name="P2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14f742"/>
    </style:style>
    <style:style style:name="P2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664ed" officeooo:paragraph-rsid="001664ed"/>
    </style:style>
    <style:style style:name="P2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d565e" officeooo:paragraph-rsid="001d565e"/>
    </style:style>
    <style:style style:name="P2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1e4f23"/>
    </style:style>
    <style:style style:name="P2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e4f23" officeooo:paragraph-rsid="001e4f23"/>
    </style:style>
    <style:style style:name="P2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0030d" officeooo:paragraph-rsid="0020030d"/>
    </style:style>
    <style:style style:name="P2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0030d" officeooo:paragraph-rsid="00201710"/>
    </style:style>
    <style:style style:name="P2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01710" officeooo:paragraph-rsid="00201710"/>
    </style:style>
    <style:style style:name="P3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1c888" officeooo:paragraph-rsid="0021c888"/>
    </style:style>
    <style:style style:name="P3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style:font-name="Consolas1" officeooo:rsid="0001f65f" officeooo:paragraph-rsid="0001f65f"/>
    </style:style>
    <style:style style:name="P3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e4f23" officeooo:paragraph-rsid="001e4f23"/>
    </style:style>
    <style:style style:name="P3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6cce9" officeooo:paragraph-rsid="0026cce9"/>
    </style:style>
    <style:style style:name="P3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271900" officeooo:paragraph-rsid="00271900"/>
    </style:style>
    <style:style style:name="T1" style:family="text">
      <style:text-properties style:font-name="Consolas1"/>
    </style:style>
    <style:style style:name="T2" style:family="text">
      <style:text-properties style:font-name="Consolas1" officeooo:rsid="0001f65f"/>
    </style:style>
    <style:style style:name="T3" style:family="text">
      <style:text-properties style:font-name="Consolas1" officeooo:rsid="0002b3cf"/>
    </style:style>
    <style:style style:name="T4" style:family="text">
      <style:text-properties style:font-name="Consolas1" officeooo:rsid="0004e2d3"/>
    </style:style>
    <style:style style:name="T5" style:family="text">
      <style:text-properties style:font-name="Consolas1" officeooo:rsid="000652c7"/>
    </style:style>
    <style:style style:name="T6" style:family="text">
      <style:text-properties officeooo:rsid="0002b3cf"/>
    </style:style>
    <style:style style:name="T7" style:family="text">
      <style:text-properties officeooo:rsid="00060797"/>
    </style:style>
    <style:style style:name="T8" style:family="text">
      <style:text-properties officeooo:rsid="000652c7"/>
    </style:style>
    <style:style style:name="T9" style:family="text">
      <style:text-properties officeooo:rsid="000ca7cc"/>
    </style:style>
    <style:style style:name="T10" style:family="text">
      <style:text-properties fo:font-variant="normal" fo:text-transform="none" style:font-name="Roboto" fo:letter-spacing="normal" fo:font-style="normal" fo:font-weight="normal"/>
    </style:style>
    <style:style style:name="T11" style:family="text">
      <style:text-properties officeooo:rsid="001171f5"/>
    </style:style>
    <style:style style:name="T12" style:family="text">
      <style:text-properties officeooo:rsid="0013c330"/>
    </style:style>
    <style:style style:name="T13" style:family="text">
      <style:text-properties officeooo:rsid="00174f1f"/>
    </style:style>
    <style:style style:name="T14" style:family="text">
      <style:text-properties officeooo:rsid="00184d86"/>
    </style:style>
    <style:style style:name="T15" style:family="text">
      <style:text-properties officeooo:rsid="001de2e5"/>
    </style:style>
    <style:style style:name="T16" style:family="text">
      <style:text-properties officeooo:rsid="0021c888"/>
    </style:style>
    <style:style style:name="T17" style:family="text">
      <style:text-properties fo:color="#000000" style:font-name="Consolas" fo:font-size="9.5pt" style:font-size-asian="9.5pt" fo:background-color="#ffffff"/>
    </style:style>
    <style:style style:name="T18" style:family="text">
      <style:text-properties fo:color="#2b91af" style:font-name="Consolas" fo:font-size="9.5pt" style:font-size-asian="9.5pt" fo:background-color="#ffffff"/>
    </style:style>
    <style:style style:name="T19" style:family="text">
      <style:text-properties fo:color="#2f4f4f" style:font-name="Consolas" fo:font-size="9.5pt" style:font-size-asian="9.5pt" fo:background-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/>
      <text:p text:style-name="P3"><text:span text:style-name="T2">Notes from: </text:span><text:a xlink:type="simple" xlink:href="https://www.youtube.com/watch?v=Q3AvZmZEPyc" text:style-name="Internet_20_link" text:visited-style-name="Visited_20_Internet_20_Link"><text:span text:style-name="T1">https://www.youtube.com/watch?v=Q3AvZmZEPyc</text:span></text:a><text:span text:style-name="T1"> </text:span></text:p>
      <text:p text:style-name="P13"/>
      <text:p text:style-name="P13">Creating a basic interactable object in a level:</text:p>
      <text:p text:style-name="P13"/>
      <text:p text:style-name="P13">Parent class should be Actor.</text:p>
      <text:p text:style-name="P13"/>
      <text:p text:style-name="P2"><text:span text:style-name="T1">Creates a class</text:span><text:span text:style-name="T3">, with header:</text:span></text:p>
      <text:p text:style-name="P14"/>
      <text:p text:style-name="Standard"><text:span text:style-name="Code">UCLASS()</text:span></text:p>
      <text:p text:style-name="Standard"><text:span text:style-name="Code">class A</text:span><text:span text:style-name="Code"><text:span text:style-name="T6">E</text:span></text:span><text:span text:style-name="Code">xampleObject : </text:span><text:span text:style-name="Code"><text:span text:style-name="T6">AActor</text:span></text:span></text:p>
      <text:p text:style-name="Standard"><text:span text:style-name="Code">{</text:span></text:p>
      <text:p text:style-name="Standard"><text:span text:style-name="Code"><text:tab/>GENERATED_UCLASS_BODY()</text:span></text:p>
      <text:p text:style-name="Standard"><text:span text:style-name="Code"/></text:p>
      <text:p text:style-name="Standard"><text:span text:style-name="Code"/></text:p>
      <text:p text:style-name="Standard"><text:span text:style-name="Code"/></text:p>
      <text:p text:style-name="Standard"><text:span text:style-name="Code">};</text:span></text:p>
      <text:p text:style-name="Standard"><text:span text:style-name="Code"/></text:p>
      <text:p text:style-name="Standard">and .cpp:</text:p>
      <text:p text:style-name="Standard"><text:span text:style-name="Code"/></text:p>
      <text:p text:style-name="Standard"><text:span text:style-name="Code">AExampleObject::AExampleObject(const class FPostConstructInitializeProperties&amp; PCIP)</text:span></text:p>
      <text:p text:style-name="Standard"><text:span text:style-name="Code"><text:tab/>:Super(PCIP)</text:span></text:p>
      <text:p text:style-name="Standard"><text:span text:style-name="Code">{</text:span></text:p>
      <text:p text:style-name="Standard"><text:span text:style-name="Code"><text:tab/><text:tab/></text:span></text:p>
      <text:p text:style-name="Standard"><text:span text:style-name="Code"><text:tab/><text:tab/></text:span></text:p>
      <text:p text:style-name="Standard"><text:span text:style-name="Code"><text:tab/></text:span></text:p>
      <text:p text:style-name="Standard"><text:span text:style-name="Code">}</text:span></text:p>
      <text:p text:style-name="P15"/>
      <text:p text:style-name="P4"><text:span text:style-name="T1">adding a sphere component</text:span><text:span text:style-name="T5">, header</text:span><text:span text:style-name="T1">:</text:span></text:p>
      <text:p text:style-name="P16"/>
      <text:p text:style-name="P5"><text:span text:style-name="Code"><text:span text:style-name="T7">UProperty( EditDefaultsOnly, VisibleDefaultsOnly )</text:span></text:span></text:p>
      <text:p text:style-name="P5"><text:span text:style-name="Code"><text:span text:style-name="T7">TSubObject&lt;USphereComponent&gt; TouchSphere;</text:span></text:span></text:p>
      <text:p text:style-name="P17"/>
      <text:p text:style-name="P7"><text:span text:style-name="T4">c</text:span><text:span text:style-name="T1">pp:</text:span></text:p>
      <text:p text:style-name="P18"/>
      <text:p text:style-name="P7"><text:span text:style-name="Code">TouchSphere = PCIP.CreateDefaultSubObject&lt;USphereComponent&gt;(this, TEXT("TouchSphereComponent"));</text:span></text:p>
      <text:p text:style-name="P7"><text:span text:style-name="Code">Touchsphere-&gt;SetRadius(20.0f,false);</text:span></text:p>
      <text:p text:style-name="P7"><text:span text:style-name="Code">RootComponent = TouchSphere;</text:span></text:p>
      <text:p text:style-name="P1"><text:span text:style-name="T4"><text:tab/></text:span><text:span text:style-name="T1"><text:tab/></text:span></text:p>
      <text:p text:style-name="P7"><text:span text:style-name="T4">a</text:span><text:span text:style-name="T1">dding rotation, header:</text:span></text:p>
      <text:p text:style-name="P18"/>
      <text:p text:style-name="P6"><text:span text:style-name="Code"><text:span text:style-name="T7">UProperty( EditDefaultsOnly, VisibleDefaultsOnly )</text:span></text:span></text:p>
      <text:p text:style-name="P6"><text:span text:style-name="Code"><text:span text:style-name="T8">float RotationRate;</text:span></text:span></text:p>
      <text:p text:style-name="P6"><text:span text:style-name="Code"/></text:p>
      <text:p text:style-name="P6"><text:span text:style-name="Code"><text:span text:style-name="T8">virtual void Tick(float DeltaTime) OVERRIDE;</text:span></text:span></text:p>
      <text:p text:style-name="P8"/>
      <text:p text:style-name="P7">cpp:</text:p>
      <text:p text:style-name="P7"/>
      <text:p text:style-name="P6"><text:span text:style-name="Code"><text:span text:style-name="T8">void AExampleObject::Tick(float DeltaTime)</text:span></text:span></text:p>
      <text:p text:style-name="P6"><text:span text:style-name="Code"><text:span text:style-name="T8">{</text:span></text:span></text:p>
      <text:p text:style-name="P6"><text:span text:style-name="Code"><text:span text:style-name="T8"><text:tab/>Super::Tick(DeltaTime);</text:span></text:span></text:p>
      <text:p text:style-name="P6"><text:span text:style-name="Code"><text:span text:style-name="T8"><text:tab/><text:tab/></text:span></text:span></text:p>
      <text:p text:style-name="P6"><text:span text:style-name="Code"><text:span text:style-name="T8"><text:tab/>FRotator myRot = GetActorRotation();</text:span></text:span></text:p>
      <text:p text:style-name="P6"><text:span text:style-name="Code"><text:span text:style-name="T8"><text:tab/>myRot.Roll += RotationRate * DeltaTime;</text:span></text:span></text:p>
      <text:p text:style-name="P6"><text:span text:style-name="Code"><text:span text:style-name="T8"><text:tab/>SetActorRotation(myRot);<text:tab/></text:span></text:span></text:p>
      <text:p text:style-name="P6"><text:span text:style-name="Code"><text:span text:style-name="T8">}</text:span></text:span></text:p>
      <text:p text:style-name="P8"/>
      <text:p text:style-name="P7">add to constructor in cpp:</text:p>
      <text:p text:style-name="P7"/>
      <text:p text:style-name="P6"><text:span text:style-name="Code"><text:span text:style-name="T8">PrimaryActorTick.bCanEverTick = true;</text:span></text:span></text:p>
      <text:p text:style-name="P8"/>
      <text:p text:style-name="P9">creating a blueprint from your c++ class: 15:20 in the video</text:p>
      <text:p text:style-name="P9"/>
      <text:p text:style-name="P10">---------</text:p>
      <text:p text:style-name="P10"><text:a xlink:type="simple" xlink:href="https://www.youtube.com/channel/UCpsN2TfWGmun4peN2IPgcKg/videos" text:style-name="Internet_20_link" text:visited-style-name="Visited_20_Internet_20_Link">https://www.youtube.com/channel/UCpsN2TfWGmun4peN2IPgcKg/videos</text:a> <text:span text:style-name="T11">- Reuben Ward</text:span></text:p>
      <text:p text:style-name="P10"/>
      <text:p text:style-name="P12">Reuben provides guides on doing various things in Unreal using C++:</text:p>
      <text:p text:style-name="P11"/>
      <text:p text:style-name="P11"><text:a xlink:type="simple" xlink:href="https://www.youtube.com/watch?v=3JpNil0_gm4" text:style-name="Internet_20_link" text:visited-style-name="Visited_20_Internet_20_Link"><text:span text:style-name="T9">https://www.youtube.com/watch?v=3JpNil0_gm4</text:span></text:a><text:span text:style-name="T9"> </text:span><text:span text:style-name="T10">2019 Ultimate Unreal C++ Guide - Episode 1</text:span></text:p>
      <text:p text:style-name="P10"/>
      <text:p text:style-name="P10">Real start of the video: 6:43<text:span text:style-name="T13">: details adding components to actors</text:span></text:p>
      <text:p text:style-name="P10"/>
      <text:p text:style-name="P10"><text:a xlink:type="simple" xlink:href="https://www.youtube.com/watch?v=G-wiuYZGM-8&amp;t=556s" text:style-name="Internet_20_link" text:visited-style-name="Visited_20_Internet_20_Link">https://www.youtube.com/watch?v=G-wiuYZGM-8&amp;t=556s</text:a> <text:span text:style-name="T14">- teaches binding input to a pawn</text:span></text:p>
      <text:p text:style-name="P10"/>
      <text:p text:style-name="P12">---------</text:p>
      <text:p text:style-name="P8"/>
      <text:p text:style-name="P8"><text:a xlink:type="simple" xlink:href="https://wiki.unrealengine.com/index.php?title=Unity3D_Developer%27s_Guide_to_Unreal_Engine_4" text:style-name="Internet_20_link" text:visited-style-name="Visited_20_Internet_20_Link">https://wiki.unrealengine.com/index.php?title=Unity3D_Developer%27s_Guide_to_Unreal_Engine_4</text:a> </text:p>
      <text:p text:style-name="P8"/>
      <text:p text:style-name="P19">---------</text:p>
      <text:p text:style-name="P8"/>
      <text:p text:style-name="P20"><text:span text:style-name="T12">Option: </text:span><text:a xlink:type="simple" xlink:href="https://www.eduonix.com/learn-to-code-by-building-6-games-in-the-unreal-engine?coupon_code=QC15" text:style-name="Internet_20_link" text:visited-style-name="Visited_20_Internet_20_Link">https://www.eduonix.com/learn-to-code-by-building-6-games-in-the-unreal-engine?coupon_code=QC15</text:a> </text:p>
      <text:p text:style-name="P8"/>
      <text:p text:style-name="P21">-------</text:p>
      <text:p text:style-name="P21"/>
      <text:p text:style-name="P21">Creating C++ UIs in Unreal: <text:a xlink:type="simple" xlink:href="http://benhumphreys.ca/unreal/ui-cpp-basics/" text:style-name="Internet_20_link" text:visited-style-name="Visited_20_Internet_20_Link">http://benhumphreys.ca/unreal/ui-cpp-basics/</text:a></text:p>
      <text:p text:style-name="P22"/>
      <text:p text:style-name="P8"><text:a xlink:type="simple" xlink:href="https://wiki.unrealengine.com/UMG,_Referencing_UMG_Widgets_in_Code" text:style-name="Internet_20_link" text:visited-style-name="Visited_20_Internet_20_Link">https://wiki.unrealengine.com/UMG,_Referencing_UMG_Widgets_in_Code</text:a> </text:p>
      <text:p text:style-name="P8"/>
      <text:p text:style-name="P23">-------</text:p>
      <text:p text:style-name="P23">Official Unreal Programming Tutorials </text:p>
      <text:p text:style-name="P8"/>
      <text:p text:style-name="P8"><text:a xlink:type="simple" xlink:href="https://docs.unrealengine.com/en-US/Programming/Tutorials/index.html" text:style-name="Internet_20_link" text:visited-style-name="Visited_20_Internet_20_Link">https://docs.unrealengine.com/en-US/Programming/Tutorials/index.html</text:a> </text:p>
      <text:p text:style-name="P8"/>
      <text:p text:style-name="P8"><text:a xlink:type="simple" xlink:href="https://docs.unrealengine.com/en-US/Programming/Tutorials/Components/index.html" text:style-name="Internet_20_link" text:visited-style-name="Visited_20_Internet_20_Link">https://docs.unrealengine.com/en-US/Programming/Tutorials/Components/index.html</text:a> </text:p>
      <text:p text:style-name="P8"/>
      <text:p text:style-name="P8"/>
      <text:p text:style-name="P24">Unreal Forum Post on <text:span text:style-name="T15">helping learn programming</text:span>:</text:p>
      <text:p text:style-name="P8"><text:a xlink:type="simple" xlink:href="https://forums.unrealengine.com/development-discussion/c-gameplay-programming/8694-getting-started-c-gameplay-programming-references" text:style-name="Internet_20_link" text:visited-style-name="Visited_20_Internet_20_Link">https://forums.unrealengine.com/development-discussion/c-gameplay-programming/8694-getting-started-c-gameplay-programming-references</text:a></text:p>
      <text:p text:style-name="P8"/>
      <text:p text:style-name="P25"/>
      <text:p text:style-name="P26">At 2:34, Discusses printing debug logs to the screen using the universal GEngine pointer</text:p>
      <text:p text:style-name="P8"><text:a xlink:type="simple" xlink:href="https://unrealcpp.com/character-bind-button/" text:style-name="Internet_20_link" text:visited-style-name="Visited_20_Internet_20_Link">https://unrealcpp.com/character-bind-button/</text:a> </text:p>
      <text:p text:style-name="P8"/>
      <text:p text:style-name="P26">if(GEngine)</text:p>
      <text:p text:style-name="P26">{</text:p>
      <text:p text:style-name="P26"><text:tab/>GEngine-&gt;AddOnScreenDebugMessage(-1,5.f,FColor::Green,TEXT("Pushing button") );</text:p>
      <text:p text:style-name="P26">}</text:p>
      <text:p text:style-name="P8"/>
      <text:p text:style-name="P29">Using the output log window and printing to log files for debugging</text:p>
      <text:p text:style-name="P28"><text:a xlink:type="simple" xlink:href="https://wiki.unrealengine.com/Logs,_Printing_Messages_To_Yourself_During_Runtime" text:style-name="Internet_20_link" text:visited-style-name="Visited_20_Internet_20_Link">https://wiki.unrealengine.com/Logs,_Printing_Messages_To_Yourself_During_Runtime</text:a> </text:p>
      <text:p text:style-name="P28"/>
      <text:p text:style-name="P27">Unreal Interface<text:span text:style-name="T16"> Classes</text:span>:</text:p>
      <text:p text:style-name="P27"><text:a xlink:type="simple" xlink:href="https://isaratech.com/ue4-declaring-and-using-interfaces-in-c/" text:style-name="Internet_20_link" text:visited-style-name="Visited_20_Internet_20_Link">https://isaratech.com/ue4-declaring-and-using-interfaces-in-c/</text:a> </text:p>
      <text:p text:style-name="P27"><text:a xlink:type="simple" xlink:href="https://wiki.unrealengine.com/Interfaces_in_C%2B%2B" text:style-name="Internet_20_link" text:visited-style-name="Visited_20_Internet_20_Link">https://wiki.unrealengine.com/Interfaces_in_C%2B%2B</text:a></text:p>
      <text:p text:style-name="P27"><text:a xlink:type="simple" xlink:href="https://www.youtube.com/watch?v=B1Knl19boJ0" text:style-name="Internet_20_link" text:visited-style-name="Visited_20_Internet_20_Link">https://www.youtube.com/watch?v=B1Knl19boJ0</text:a></text:p>
      <text:p text:style-name="P27"><text:a xlink:type="simple" xlink:href="https://www.udemy.com/course/building-an-unreal-rts-game-the-basics/learn/lecture/6997724#overview" text:style-name="Internet_20_link" text:visited-style-name="Visited_20_Internet_20_Link">https://www.udemy.com/course/building-an-unreal-rts-game-the-basics/learn/lecture/6997724#overview</text:a> around 6:00</text:p>
      <text:p text:style-name="P27"/>
      <text:p text:style-name="P30">Building User Interfaces with UMG and C++:</text:p>
      <text:p text:style-name="P27"><text:a xlink:type="simple" xlink:href="https://blog.gamedev.tv/creating-unreal-engine-ui-with-umg-and-c/" text:style-name="Internet_20_link" text:visited-style-name="Visited_20_Internet_20_Link">https://blog.gamedev.tv/creating-unreal-engine-ui-with-umg-and-c/</text:a> </text:p>
      <text:p text:style-name="P27"/>
      <text:p text:style-name="P33">Setting a collision response to a collision channel:</text:p>
      <text:p text:style-name="P33"><text:a xlink:type="simple" xlink:href="https://docs.unrealengine.com/en-US/API/Runtime/Engine/Components/UPrimitiveComponent/SetCollisionResponseToChannel/index.html" text:style-name="Internet_20_link" text:visited-style-name="Visited_20_Internet_20_Link">https://docs.unrealengine.com/en-US/API/Runtime/Engine/Components/UPrimitiveComponent/SetCollisionResponseToChannel/index.html</text:a> </text:p>
      <text:p text:style-name="P33"><text:a xlink:type="simple" xlink:href="https://docs.unrealengine.com/en-US/API/Runtime/Engine/Engine/ECollisionChannel/index.html" text:style-name="Internet_20_link" text:visited-style-name="Visited_20_Internet_20_Link">https://docs.unrealengine.com/en-US/API/Runtime/Engine/Engine/ECollisionChannel/index.html</text:a> </text:p>
      <text:p text:style-name="P33"><text:a xlink:type="simple" xlink:href="https://docs.unrealengine.com/en-US/API/Runtime/Engine/Engine/ECollisionResponse/index.html" text:style-name="Internet_20_link" text:visited-style-name="Visited_20_Internet_20_Link">https://docs.unrealengine.com/en-US/API/Runtime/Engine/Engine/ECollisionResponse/index.html</text:a></text:p>
      <text:p text:style-name="P33"/>
      <text:p text:style-name="P34">code:</text:p>
      <text:p text:style-name="P34"/>
      <text:p text:style-name="P34"><text:span text:style-name="T17">GetCapsuleComponent()-&gt;SetCollisionResponseToChannel(</text:span><text:span text:style-name="T18">ECollisionChannel</text:span><text:span text:style-name="T17">::</text:span><text:span text:style-name="T19">ECC_Visibility</text:span><text:span text:style-name="T17">, </text:span><text:span text:style-name="T18">ECollisionResponse</text:span><text:span text:style-name="T17">::</text:span><text:span text:style-name="T19">ECR_Block</text:span><text:span text:style-name="T17">);</text:span></text:p>
      <text:p text:style-name="P33"/>
      <text:p text:style-name="P34"/>
      <text:p text:style-name="P2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" svg:font-family="Roboto, Arial, sans-serif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1in" fo:margin-right="0in" fo:text-indent="0in" style:auto-text-indent="false" fo:background-color="transparent"/>
      <style:text-properties style:font-name="Consolas" fo:font-family="Consolas" style:font-style-name="Regular" style:font-family-generic="modern" style:font-pitch="fixed" officeooo:rsid="0001f65f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" style:family="text">
      <style:text-properties style:font-name="Consolas" fo:font-family="Consolas" style:font-style-name="Regular" style:font-family-generic="modern" style:font-pitch="fixed" fo:font-size="11pt" fo:background-color="transparen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18T14:47:45.609000000</dc:date>
    <meta:editing-duration>PT8H10M13S</meta:editing-duration>
    <meta:editing-cycles>22</meta:editing-cycles>
    <meta:document-statistic meta:table-count="0" meta:image-count="0" meta:object-count="0" meta:page-count="1" meta:paragraph-count="81" meta:word-count="245" meta:character-count="3449" meta:non-whitespace-character-count="3250"/>
  </office:meta>
</office:document-meta>
</file>